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/>
    <style:font-face style:name="Wingdings" svg:font-family="Wingding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List_20_Paragraph" style:list-style-name="WWNum7">
      <style:paragraph-properties fo:text-align="justify" style:justify-single-word="false"/>
    </style:style>
    <style:style style:name="P3" style:family="paragraph" style:parent-style-name="List_20_Paragraph" style:list-style-name="WWNum8">
      <style:paragraph-properties fo:text-align="justify" style:justify-single-word="false"/>
    </style:style>
    <style:style style:name="P4" style:family="paragraph" style:parent-style-name="List_20_Paragraph" style:list-style-name="WWNum9">
      <style:paragraph-properties fo:text-align="justify" style:justify-single-word="false"/>
    </style:style>
    <style:style style:name="P5" style:family="paragraph" style:parent-style-name="List_20_Paragraph" style:list-style-name="WWNum3">
      <style:paragraph-properties fo:margin-left="0.4957in" fo:margin-right="0in" fo:margin-top="0.25in" fo:margin-bottom="0.25in" fo:line-height="100%" fo:text-indent="-0.248in" style:auto-text-indent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font-size="14pt" style:font-size-asian="14pt"/>
    </style:style>
    <style:style style:name="P8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fo:color="#a6a6a6" fo:font-size="14pt" style:font-size-asian="14pt"/>
    </style:style>
    <style:style style:name="P11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color="#808080" fo:font-size="14pt" style:font-size-asian="14pt"/>
    </style:style>
    <style:style style:name="T5" style:family="text">
      <style:text-properties fo:color="#808080" fo:font-size="14pt" fo:font-weight="bold" style:font-size-asian="14pt" style:font-weight-asian="bold"/>
    </style:style>
    <style:style style:name="T6" style:family="text">
      <style:text-properties fo:color="#a6a6a6" fo:font-size="14pt" style:font-size-asian="14pt"/>
    </style:style>
    <style:style style:name="T7" style:family="text">
      <style:text-properties fo:color="#a6a6a6" fo:font-size="14pt" fo:font-weight="bold" style:font-size-asian="14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Desafio de Grupo nº 3-4</text:span></text:p>
      <text:p text:style-name="P6"><text:span text:style-name="T1">(até 3 de Dezembro)</text:span></text:p>
      <text:p text:style-name="P7"/>
      <text:p text:style-name="Standard"><text:span text:style-name="T2">Vamos começar um novo projeto que começa com o seguinte material</text:span></text:p>
      <text:p text:style-name="P7"/>
      <text:list xml:id="list4686867220279815645" text:style-name="WWNum2">
        <text:list-item>
          <text:p text:style-name="P1"><text:span text:style-name="T2">Um ficheiro CSV: </text:span><text:span text:style-name="T3">20081026094426.csv </text:span><text:span text:style-name="T2">extraído de um Dataset </text:span><text:span text:style-name="T3">Geolife.</text:span></text:p>
        </text:list-item>
        <text:list-item>
          <text:p text:style-name="P1"><text:span text:style-name="T2"><text:s/>Um User Guide que descreve os ficheiros desse Dataset.</text:span></text:p>
        </text:list-item>
      </text:list>
      <text:p text:style-name="P7"/>
      <text:p text:style-name="P9"><text:span text:style-name="T5">Tarefa 1.</text:span><text:span text:style-name="T4"> Proponho-vos, portanto, a análise deste ficheiro usando ferramentas de extração de dados feitas por vocês em linguagens como </text:span><text:span text:style-name="T5">C, Python </text:span><text:span text:style-name="T4">ou outra ou utilizando ferramentas de análise de ficheiros csv tais como </text:span><text:span text:style-name="T5">CSV Viewer</text:span><text:span text:style-name="T4"> ou outro.</text:span></text:p>
      <text:p text:style-name="Standard"><text:span text:style-name="T4">Estes dados serão aplicados mais tarde noutras tarefas. </text:span></text:p>
      <text:p text:style-name="Standard"><text:span text:style-name="T7">Tarefa 2</text:span><text:span text:style-name="T6">. </text:span></text:p>
      <text:p text:style-name="Standard"><text:span text:style-name="T6">Proponho que tentem ver: </text:span></text:p>
      <text:p text:style-name="Standard"><text:span text:style-name="T7">A)</text:span><text:span text:style-name="T6"> </text:span><text:span text:style-name="T7">discrepâncias entre os dados</text:span><text:span text:style-name="T6">, </text:span><text:span text:style-name="T7">missing values</text:span><text:span text:style-name="T6"> e formas de os corrigir. Procurem ferramentas de gratuitas de </text:span><text:span text:style-name="T7">“Limpeza de Dados”.</text:span></text:p>
      <text:p text:style-name="Standard"><text:span text:style-name="T7">PS:</text:span><text:span text:style-name="T6"> Normalmente, como os dados foram obtidos com smartphone poderão ter falhas devido a muitos fatores. Tentem adivinhá-los</text:span></text:p>
      <text:p text:style-name="Standard"><text:span text:style-name="T7">B)</text:span><text:span text:style-name="T6"> Depois de “limpos” passe-os para uma folha de cálculo e calculem:</text:span></text:p>
      <text:list xml:id="list8241335633280036252" text:style-name="WWNum3">
        <text:list-item>
          <text:p text:style-name="P5"><text:span text:style-name="T7">Tempo decorrido de em segundos </text:span><text:span text:style-name="T6">de ponto para ponto da trajetória.</text:span></text:p>
        </text:list-item>
        <text:list-item>
          <text:p text:style-name="P5"><text:span text:style-name="T7">Distância entre 2 pontos</text:span><text:span text:style-name="T6">, tendo em conta a esfericidade da terra. Usem a </text:span><text:span text:style-name="T7">fórmula de Haversine</text:span><text:span text:style-name="T6">.</text:span></text:p>
        </text:list-item>
        <text:list-item>
          <text:p text:style-name="P5"><text:soft-page-break/><text:span text:style-name="T6">Calculem a </text:span><text:span text:style-name="T7">velocidade de deslocação</text:span><text:span text:style-name="T6"> entre pontos em m/s e km/h.</text:span></text:p>
        </text:list-item>
        <text:list-item>
          <text:p text:style-name="P5"><text:span text:style-name="T6">Infiram o </text:span><text:span text:style-name="T7">meio de transporte utilizado</text:span><text:span text:style-name="T6"> em cada um deles.</text:span></text:p>
        </text:list-item>
        <text:list-item>
          <text:p text:style-name="P5"><text:span text:style-name="T6">Calculem a </text:span><text:span text:style-name="T7">distância total percorrida</text:span><text:span text:style-name="T6"> e o </text:span><text:span text:style-name="T7">tempo total gasto</text:span><text:span text:style-name="T6">.</text:span></text:p>
        </text:list-item>
        <text:list-item>
          <text:p text:style-name="P5"><text:span text:style-name="T7">Tirem conclusões</text:span><text:span text:style-name="T6"> sobre a trajetória e os diferentes pontos.</text:span></text:p>
        </text:list-item>
      </text:list>
      <text:p text:style-name="P7"/>
      <text:p text:style-name="Standard"><text:span text:style-name="T7">Tarefa 3.</text:span></text:p>
      <text:p text:style-name="Standard"><text:span text:style-name="T6">Tendo um novo ficheiro que vos enviei: 15-07-2017 ….. csv. Calculem tudo o que têm de fazer e calcular de acordo com a </text:span><text:span text:style-name="T7">Tarefa 2</text:span><text:span text:style-name="T6">.</text:span></text:p>
      <text:p text:style-name="P10"/>
      <text:p text:style-name="Standard"><text:span text:style-name="T6">Por outras palavras, nem sempre têm o mesmo ficheiro para a analisar, logo parametrizem toda a </text:span><text:span text:style-name="T7">tarefa 2</text:span><text:span text:style-name="T6"> de modo a aceitar qualquer tipo de ficheiro. </text:span></text:p>
      <text:p text:style-name="P7"/>
      <text:p text:style-name="Standard"><text:span text:style-name="T3">Tarefa 4.</text:span></text:p>
      <text:p text:style-name="P9"><text:span text:style-name="T2">Partindo do princípio que podemos ter de analisar todo o tipo de dados, desde que possuam campos obrigatórios tais como:</text:span></text:p>
      <text:list xml:id="list9115469555868794824" text:style-name="WWNum7">
        <text:list-item>
          <text:p text:style-name="P2"><text:span text:style-name="T2">Latitude</text:span></text:p>
        </text:list-item>
        <text:list-item>
          <text:p text:style-name="P2"><text:span text:style-name="T2">Longitude</text:span></text:p>
        </text:list-item>
        <text:list-item>
          <text:p text:style-name="P2"><text:span text:style-name="T2">Data</text:span></text:p>
        </text:list-item>
        <text:list-item>
          <text:p text:style-name="P2"><text:span text:style-name="T2">Time</text:span></text:p>
        </text:list-item>
      </text:list>
      <text:p text:style-name="P9"><text:span text:style-name="T2">Podem estar em colunas diferentes, ter linhas antes que são só de informação, pode ter ou não cabeçalho.</text:span></text:p>
      <text:p text:style-name="P8"/>
      <text:p text:style-name="P9"><text:soft-page-break/><text:span text:style-name="T3">Proponho:</text:span><text:span text:style-name="T2"> </text:span><text:span text:style-name="T3">Caso aceitem</text:span><text:span text:style-name="T2">, um novo desafio em que vão aproveitar o que já têm feito que se resume a:</text:span></text:p>
      <text:list xml:id="list2269597919125709255" text:style-name="WWNum8">
        <text:list-item>
          <text:p text:style-name="P3"><text:span text:style-name="T2">Um menu em que podemos escolher:</text:span></text:p>
        </text:list-item>
      </text:list>
      <text:list xml:id="list1912596325336277923" text:style-name="WWNum9">
        <text:list-item>
          <text:p text:style-name="P4"><text:span text:style-name="T2">O nome do ficheiro que queremos analisar</text:span></text:p>
        </text:list-item>
        <text:list-item>
          <text:p text:style-name="P4"><text:span text:style-name="T2">As colunas em que se encontram os dados referidos (Latitude, Longitude, Date, Time)</text:span></text:p>
        </text:list-item>
        <text:list-item>
          <text:p text:style-name="P4"><text:span text:style-name="T2">Quantas linhas são para desprezar</text:span></text:p>
        </text:list-item>
        <text:list-item>
          <text:p text:style-name="P4"><text:span text:style-name="T2"><text:s/>Em que linha está o cabeçalho (se não houver criá-lo ou apresenta-lo)</text:span></text:p>
        </text:list-item>
        <text:list-item>
          <text:p text:style-name="P4"><text:span text:style-name="T2">Fazer os estudos definidos anteriormente sobre estes dados.</text:span></text:p>
        </text:list-item>
      </text:list>
      <text:p text:style-name="P9"><text:span text:style-name="T2">O programa deve ser corrido (ou do ambiente de trabalho ou IDE) de modo a que a pessoa que quer analisar os dados possa proceder em conformidade.</text:span><text:bookmark text:name="_GoBack"/></text:p>
      <text:p text:style-name="Standard"><text:span text:style-name="T2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/>
    <style:font-face style:name="Wingdings" svg:font-family="Wingding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P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PT" style:font-name-asian="Bitstream Vera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086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862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086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86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0862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862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0862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86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0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isco pereira</meta:initial-creator>
    <meta:editing-cycles>2</meta:editing-cycles>
    <meta:creation-date>2019-11-19T21:00:00</meta:creation-date>
    <dc:date>2019-11-25T16:27:55</dc:date>
    <meta:editing-duration>P0D</meta:editing-duration>
    <meta:generator>OpenOffice/4.1.7$Unix OpenOffice.org_project/417m1$Build-9800</meta:generator>
    <meta:document-statistic meta:table-count="0" meta:image-count="0" meta:object-count="0" meta:page-count="3" meta:paragraph-count="37" meta:word-count="419" meta:character-count="2413"/>
    <meta:user-defined meta:name="AppVersion">16.0000</meta:user-defined>
    <meta:user-defined meta:name="Company">Cas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